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32cm" fo:margin-left="-0.058cm" table:align="left" style:writing-mode="lr-tb"/>
    </style:style>
    <style:style style:name="表格1.A" style:family="table-column">
      <style:table-column-properties style:column-width="5.766cm"/>
    </style:style>
    <style:style style:name="表格1.B" style:family="table-column">
      <style:table-column-properties style:column-width="5.768cm"/>
    </style:style>
    <style:style style:name="表格1.C" style:family="table-column">
      <style:table-column-properties style:column-width="5.786cm"/>
    </style:style>
    <style:style style:name="表格1.1" style:family="table-row">
      <style:table-row-properties fo:keep-together="auto"/>
    </style:style>
    <style:style style:name="表格1.A1" style:family="table-cell">
      <style:table-cell-properties style:vertical-align="middle" fo:padding-left="0.049cm" fo:padding-right="0.049cm" fo:padding-top="0cm" fo:padding-bottom="0cm" fo:border-left="0.5pt solid #000000" fo:border-right="none" fo:border-top="0.5pt solid #000000" fo:border-bottom="0.5pt solid #000000" style:writing-mode="lr-tb"/>
    </style:style>
    <style:style style:name="表格1.C1" style:family="table-cell">
      <style:table-cell-properties style:vertical-align="middle" fo:padding-left="0.049cm" fo:padding-right="0.049cm" fo:padding-top="0cm" fo:padding-bottom="0cm" fo:border="0.5pt solid #000000" style:writing-mode="lr-tb"/>
    </style:style>
    <style:style style:name="表格1.A2" style:family="table-cell">
      <style:table-cell-properties style:vertical-align="top" fo:padding-left="0.049cm" fo:padding-right="0.049cm" fo:padding-top="0cm" fo:padding-bottom="0cm" fo:border-left="0.5pt solid #000000" fo:border-right="none" fo:border-top="0.5pt solid #000000" fo:border-bottom="0.5pt solid #000000" style:writing-mode="lr-tb"/>
    </style:style>
    <style:style style:name="表格1.C2" style:family="table-cell">
      <style:table-cell-properties style:vertical-align="top" fo:padding-left="0.049cm" fo:padding-right="0.049cm" fo:padding-top="0cm" fo:padding-bottom="0cm" fo:border="0.5pt solid #000000" style:writing-mode="lr-tb"/>
    </style:style>
    <style:style style:name="表格1.5" style:family="table-row">
      <style:table-row-properties style:min-row-height="0.91cm" fo:keep-together="auto"/>
    </style:style>
    <style:style style:name="表格1.7" style:family="table-row">
      <style:table-row-properties style:min-row-height="0.54cm" fo:keep-together="auto"/>
    </style:style>
    <style:style style:name="表格1.11" style:family="table-row">
      <style:table-row-properties style:min-row-height="0.316cm" fo:keep-together="auto"/>
    </style:style>
    <style:style style:name="表格1.12" style:family="table-row">
      <style:table-row-properties style:min-row-height="0.175cm" fo:keep-together="auto"/>
    </style:style>
    <style:style style:name="表格1.16" style:family="table-row">
      <style:table-row-properties style:min-row-height="0.457cm" fo:keep-together="auto"/>
    </style:style>
    <style:style style:name="表格1.18" style:family="table-row">
      <style:table-row-properties style:min-row-height="0.153cm" fo:keep-together="auto"/>
    </style:style>
    <style:style style:name="表格1.24" style:family="table-row">
      <style:table-row-properties style:min-row-height="0.471cm" fo:keep-together="auto"/>
    </style:style>
    <style:style style:name="表格1.29" style:family="table-row">
      <style:table-row-properties style:min-row-height="0.233cm" fo:keep-together="auto"/>
    </style:style>
    <style:style style:name="表格1.30" style:family="table-row">
      <style:table-row-properties style:min-row-height="0.344cm" fo:keep-together="auto"/>
    </style:style>
    <style:style style:name="P1" style:family="paragraph" style:parent-style-name="Standard">
      <style:paragraph-properties style:line-height-at-least="0cm"/>
    </style:style>
    <style:style style:name="P2" style:family="paragraph" style:parent-style-name="Standard">
      <style:paragraph-properties style:line-height-at-least="0cm"/>
      <style:text-properties fo:font-size="10pt" style:font-name-asian="標楷體" style:font-size-asian="10pt" style:font-size-complex="10pt"/>
    </style:style>
    <style:style style:name="P3" style:family="paragraph" style:parent-style-name="Standard">
      <style:paragraph-properties style:line-height-at-least="0cm" fo:text-align="center" style:justify-single-word="false"/>
      <style:text-properties fo:font-size="10pt" style:font-name-asian="標楷體" style:font-size-asian="10pt" style:font-size-complex="10pt"/>
    </style:style>
    <style:style style:name="P4" style:family="paragraph" style:parent-style-name="Standard" style:list-style-name="WW8Num7">
      <style:paragraph-properties style:line-height-at-least="0cm"/>
      <style:text-properties fo:font-size="10pt" style:font-name-asian="標楷體" style:font-size-asian="10pt" style:font-size-complex="10pt"/>
    </style:style>
    <style:style style:name="P5" style:family="paragraph" style:parent-style-name="Standard" style:list-style-name="WW8Num6">
      <style:paragraph-properties style:line-height-at-least="0cm"/>
      <style:text-properties fo:font-size="10pt" style:font-name-asian="標楷體" style:font-size-asian="10pt" style:font-size-complex="10pt"/>
    </style:style>
    <style:style style:name="P6" style:family="paragraph" style:parent-style-name="Standard" style:list-style-name="WW8Num8">
      <style:paragraph-properties style:line-height-at-least="0cm"/>
      <style:text-properties fo:font-size="10pt" style:font-name-asian="標楷體" style:font-size-asian="10pt" style:font-size-complex="10pt"/>
    </style:style>
    <style:style style:name="P7" style:family="paragraph" style:parent-style-name="Standard" style:list-style-name="WW8Num9">
      <style:paragraph-properties style:line-height-at-least="0cm"/>
      <style:text-properties fo:font-size="10pt" style:font-name-asian="標楷體" style:font-size-asian="10pt" style:font-size-complex="10pt"/>
    </style:style>
    <style:style style:name="P8" style:family="paragraph" style:parent-style-name="Standard">
      <style:paragraph-properties style:line-height-at-least="0cm"/>
      <style:text-properties fo:font-size="10pt" style:font-name-asian="標楷體" style:font-size-asian="10pt" style:font-size-complex="10pt"/>
    </style:style>
    <style:style style:name="P9" style:family="paragraph" style:parent-style-name="Standard" style:list-style-name="WW8Num10">
      <style:text-properties fo:font-size="10pt" style:font-name-asian="標楷體" style:font-size-asian="10pt" style:font-size-complex="10pt"/>
    </style:style>
    <style:style style:name="P10" style:family="paragraph" style:parent-style-name="Standard">
      <style:paragraph-properties style:snap-to-layout-grid="false"/>
      <style:text-properties fo:font-size="10pt" style:font-name-asian="標楷體" style:font-size-asian="10pt" style:font-size-complex="10pt"/>
    </style:style>
    <style:style style:name="P11" style:family="paragraph" style:parent-style-name="Standard" style:list-style-name="WW8Num7">
      <style:paragraph-properties style:line-height-at-least="0cm"/>
      <style:text-properties fo:font-size="10pt" style:text-underline-style="solid" style:text-underline-width="auto" style:text-underline-color="font-color" style:font-name-asian="標楷體" style:font-size-asian="10pt" style:font-size-complex="10pt"/>
    </style:style>
    <style:style style:name="P12" style:family="paragraph" style:parent-style-name="Standard" style:list-style-name="WW8Num4">
      <style:paragraph-properties style:line-height-at-least="0cm"/>
      <style:text-properties fo:font-size="10pt" style:text-underline-style="solid" style:text-underline-width="auto" style:text-underline-color="font-color" style:font-name-asian="標楷體" style:font-size-asian="10pt" style:font-size-complex="10pt"/>
    </style:style>
    <style:style style:name="P13" style:family="paragraph" style:parent-style-name="Standard" style:list-style-name="WW8Num5">
      <style:paragraph-properties style:line-height-at-least="0cm"/>
      <style:text-properties fo:font-size="10pt" style:text-underline-style="solid" style:text-underline-width="auto" style:text-underline-color="font-color" style:font-name-asian="標楷體" style:font-size-asian="10pt" style:font-size-complex="10pt"/>
    </style:style>
    <style:style style:name="P14" style:family="paragraph" style:parent-style-name="Standard" style:list-style-name="WW8Num13">
      <style:paragraph-properties style:line-height-at-least="0cm"/>
      <style:text-properties fo:font-size="10pt" style:text-underline-style="solid" style:text-underline-width="auto" style:text-underline-color="font-color" style:font-name-asian="標楷體" style:font-size-asian="10pt" style:font-size-complex="10pt"/>
    </style:style>
    <style:style style:name="P15" style:family="paragraph" style:parent-style-name="Standard">
      <style:paragraph-properties fo:text-align="end" style:justify-single-word="false"/>
    </style:style>
    <style:style style:name="P16" style:family="paragraph" style:parent-style-name="Standard">
      <style:text-properties style:font-name="標楷體" fo:font-size="14pt" style:font-name-asian="標楷體" style:font-size-asian="14pt" style:font-name-complex="標楷體" style:font-size-complex="14pt"/>
    </style:style>
    <style:style style:name="P17" style:family="paragraph" style:parent-style-name="Standard" style:list-style-name="WW8Num11">
      <style:paragraph-properties fo:margin-left="0.219cm" fo:margin-right="0cm" style:line-height-at-least="0cm" fo:text-indent="-0.219cm" style:auto-text-indent="false"/>
    </style:style>
    <style:style style:name="P18" style:family="paragraph" style:parent-style-name="Standard" style:list-style-name="WW8Num5">
      <style:paragraph-properties fo:margin-left="0.219cm" fo:margin-right="0cm" style:line-height-at-least="0cm" fo:text-indent="-0.219cm" style:auto-text-indent="false"/>
    </style:style>
    <style:style style:name="P19" style:family="paragraph" style:parent-style-name="Standard" style:list-style-name="WW8Num9">
      <style:paragraph-properties fo:margin-left="0.219cm" fo:margin-right="0cm" style:line-height-at-least="0cm" fo:text-indent="-0.219cm" style:auto-text-indent="false"/>
    </style:style>
    <style:style style:name="P20" style:family="paragraph" style:parent-style-name="Standard" style:list-style-name="WW8Num2">
      <style:paragraph-properties fo:margin-left="0.219cm" fo:margin-right="0cm" style:line-height-at-least="0cm" fo:text-indent="-0.219cm" style:auto-text-indent="false"/>
    </style:style>
    <style:style style:name="P21" style:family="paragraph" style:parent-style-name="Standard" style:list-style-name="WW8Num13">
      <style:paragraph-properties fo:margin-left="0.219cm" fo:margin-right="0cm" style:line-height-at-least="0cm" fo:text-indent="-0.219cm" style:auto-text-indent="false"/>
    </style:style>
    <style:style style:name="P22" style:family="paragraph" style:parent-style-name="Standard" style:list-style-name="WW8Num11">
      <style:paragraph-properties fo:margin-left="0.219cm" fo:margin-right="0cm" style:line-height-at-least="0cm" fo:text-indent="-0.219cm" style:auto-text-indent="false"/>
      <style:text-properties fo:font-size="10pt" style:font-name-asian="標楷體" style:font-size-asian="10pt" style:font-size-complex="10pt"/>
    </style:style>
    <style:style style:name="P23" style:family="paragraph" style:parent-style-name="Standard" style:list-style-name="WW8Num4">
      <style:paragraph-properties fo:margin-left="0.219cm" fo:margin-right="0cm" style:line-height-at-least="0cm" fo:text-indent="-0.219cm" style:auto-text-indent="false"/>
      <style:text-properties fo:font-size="10pt" style:font-name-asian="標楷體" style:font-size-asian="10pt" style:font-size-complex="10pt"/>
    </style:style>
    <style:style style:name="P24" style:family="paragraph" style:parent-style-name="Standard" style:list-style-name="WW8Num6">
      <style:paragraph-properties fo:margin-left="0.219cm" fo:margin-right="0cm" style:line-height-at-least="0cm" fo:text-indent="-0.219cm" style:auto-text-indent="false"/>
      <style:text-properties fo:font-size="10pt" style:font-name-asian="標楷體" style:font-size-asian="10pt" style:font-size-complex="10pt"/>
    </style:style>
    <style:style style:name="P25" style:family="paragraph" style:parent-style-name="Standard" style:list-style-name="WW8Num1">
      <style:paragraph-properties fo:margin-left="0.219cm" fo:margin-right="0cm" style:line-height-at-least="0cm" fo:text-indent="-0.219cm" style:auto-text-indent="false"/>
      <style:text-properties fo:font-size="10pt" style:font-name-asian="標楷體" style:font-size-asian="10pt" style:font-size-complex="10pt"/>
    </style:style>
    <style:style style:name="P26" style:family="paragraph" style:parent-style-name="Standard" style:list-style-name="WW8Num8">
      <style:paragraph-properties fo:margin-left="0.219cm" fo:margin-right="0cm" style:line-height-at-least="0cm" fo:text-indent="-0.219cm" style:auto-text-indent="false"/>
      <style:text-properties fo:font-size="10pt" style:font-name-asian="標楷體" style:font-size-asian="10pt" style:font-size-complex="10pt"/>
    </style:style>
    <style:style style:name="P27" style:family="paragraph" style:parent-style-name="Standard" style:list-style-name="WW8Num10">
      <style:paragraph-properties fo:margin-left="0.219cm" fo:margin-right="0cm" fo:text-indent="-0.219cm" style:auto-text-indent="false"/>
    </style:style>
    <style:style style:name="P28" style:family="paragraph" style:parent-style-name="Standard">
      <style:paragraph-properties fo:text-align="center" style:justify-single-word="false" fo:break-before="page"/>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Footer">
      <style:paragraph-properties fo:text-align="center" style:justify-single-word="false"/>
    </style:style>
    <style:style style:name="P31" style:family="paragraph" style:parent-style-name="清單段落" style:list-style-name="WW8Num12">
      <style:text-properties fo:font-size="10pt" style:font-name-asian="標楷體" style:font-size-asian="10pt" style:font-size-complex="10pt"/>
    </style:style>
    <style:style style:name="P32" style:family="paragraph" style:parent-style-name="清單段落" style:list-style-name="WW8Num3"/>
    <style:style style:name="P33" style:family="paragraph" style:parent-style-name="清單段落" style:list-style-name="WW8Num3">
      <style:text-properties style:font-name="標楷體" style:font-name-asian="標楷體" style:font-name-complex="標楷體"/>
    </style:style>
    <style:style style:name="P34" style:family="paragraph" style:parent-style-name="清單段落" style:list-style-name="WW8Num3">
      <style:text-properties style:font-name-asian="標楷體"/>
    </style:style>
    <style:style style:name="P35" style:family="paragraph" style:parent-style-name="清單段落">
      <style:paragraph-properties fo:margin-left="0cm" fo:margin-right="0cm" fo:text-indent="0cm" style:auto-text-indent="false"/>
    </style:style>
    <style:style style:name="P36" style:family="paragraph" style:parent-style-name="清單段落">
      <style:paragraph-properties fo:margin-left="0cm" fo:margin-right="0cm" fo:text-align="justify" style:justify-single-word="false" fo:text-indent="0cm" style:auto-text-indent="false"/>
    </style:style>
    <style:style style:name="P37" style:family="paragraph" style:parent-style-name="清單段落">
      <style:paragraph-properties fo:margin-left="0cm" fo:margin-right="0cm" fo:text-indent="0cm" style:auto-text-indent="false"/>
      <style:text-properties fo:font-size="10pt" style:font-name-asian="標楷體" style:font-size-asian="10pt" style:font-size-complex="10pt"/>
    </style:style>
    <style:style style:name="P38" style:family="paragraph" style:parent-style-name="清單段落">
      <style:paragraph-properties fo:margin-left="0cm" fo:margin-right="0cm" fo:text-align="justify" style:justify-single-word="false" fo:text-indent="0cm" style:auto-text-indent="false"/>
      <style:text-properties fo:font-size="10pt" style:font-name-asian="標楷體" style:font-size-asian="10pt" style:font-size-complex="10pt"/>
    </style:style>
    <style:style style:name="P39" style:family="paragraph" style:parent-style-name="清單段落">
      <style:paragraph-properties fo:margin-left="0cm" fo:margin-right="0cm" fo:text-align="center" style:justify-single-word="false" fo:text-indent="0cm" style:auto-text-indent="false"/>
      <style:text-properties fo:font-size="10pt" style:font-name-asian="標楷體" style:font-size-asian="10pt" style:font-size-complex="10pt"/>
    </style:style>
    <style:style style:name="P40" style:family="paragraph" style:parent-style-name="清單段落">
      <style:paragraph-properties fo:margin-left="0cm" fo:margin-right="0cm" fo:text-align="center" style:justify-single-word="false" fo:text-indent="0cm" style:auto-text-indent="false" style:snap-to-layout-grid="false"/>
      <style:text-properties fo:font-size="10pt" style:font-name-asian="標楷體" style:font-size-asian="10pt" style:font-size-complex="10pt"/>
    </style:style>
    <style:style style:name="P41" style:family="paragraph" style:parent-style-name="清單段落">
      <style:paragraph-properties fo:margin-left="0cm" fo:margin-right="0cm" fo:text-indent="0cm" style:auto-text-indent="false"/>
      <style:text-properties fo:font-size="10pt" style:font-name-asian="標楷體" style:font-size-asian="10pt" style:font-size-complex="10pt"/>
    </style:style>
    <style:style style:name="P42" style:family="paragraph" style:parent-style-name="清單段落">
      <style:paragraph-properties fo:margin-left="0cm" fo:margin-right="0cm" fo:text-indent="0cm" style:auto-text-indent="false" style:snap-to-layout-grid="false"/>
      <style:text-properties fo:font-size="10pt" style:font-name-asian="標楷體" style:font-size-asian="10pt" style:font-size-complex="10pt"/>
    </style:style>
    <style:style style:name="P43" style:family="paragraph" style:parent-style-name="清單段落">
      <style:paragraph-properties fo:margin-left="0cm" fo:margin-right="0cm" fo:text-align="center" style:justify-single-word="false" fo:text-indent="0cm" style:auto-text-indent="false"/>
    </style:style>
    <style:style style:name="P44" style:family="paragraph" style:parent-style-name="清單段落" style:list-style-name="WW8Num3">
      <style:paragraph-properties fo:margin-left="2cm" fo:margin-right="0cm" fo:text-indent="-0.307cm" style:auto-text-indent="false"/>
    </style:style>
    <style:style style:name="P45" style:family="paragraph" style:parent-style-name="清單段落" style:list-style-name="WW8Num3">
      <style:paragraph-properties fo:margin-left="2cm" fo:margin-right="0cm" fo:text-indent="-0.307cm" style:auto-text-indent="false"/>
      <style:text-properties style:font-name-asian="標楷體"/>
    </style:style>
    <style:style style:name="P46" style:family="paragraph" style:parent-style-name="清單段落">
      <style:paragraph-properties fo:margin-left="2.54cm" fo:margin-right="0cm" fo:text-indent="0cm" style:auto-text-indent="false"/>
    </style:style>
    <style:style style:name="P47" style:family="paragraph" style:parent-style-name="清單段落" style:list-style-name="WW8Num3">
      <style:paragraph-properties fo:margin-left="2.501cm" fo:margin-right="0cm" fo:text-indent="0.039cm" style:auto-text-indent="false"/>
      <style:text-properties style:font-name-asian="標楷體"/>
    </style:style>
    <style:style style:name="T1" style:family="text">
      <style:text-properties style:font-name="標楷體" fo:font-size="14pt" fo:language="zh" fo:country="TW" style:font-name-asian="標楷體" style:font-size-asian="14pt" style:language-asian="zh" style:country-asian="TW" style:font-name-complex="標楷體" style:font-size-complex="14pt"/>
    </style:style>
    <style:style style:name="T2" style:family="text">
      <style:text-properties style:font-name="標楷體" fo:font-size="18pt" style:font-name-asian="標楷體" style:font-size-asian="18pt" style:font-name-complex="標楷體" style:font-size-complex="18pt"/>
    </style:style>
    <style:style style:name="T3" style:family="text">
      <style:text-properties style:font-name="標楷體" fo:font-size="18pt" style:font-name-asian="標楷體" style:font-size-asian="18pt" style:font-name-complex="標楷體" style:font-size-complex="18pt"/>
    </style:style>
    <style:style style:name="T4" style:family="text">
      <style:text-properties style:font-name="標楷體" style:font-name-asian="標楷體" style:font-name-complex="標楷體"/>
    </style:style>
    <style:style style:name="T5" style:family="text">
      <style:text-properties style:font-name="標楷體" style:font-name-asian="標楷體" style:font-name-complex="標楷體"/>
    </style:style>
    <style:style style:name="T6" style:family="text">
      <style:text-properties style:font-name="標楷體" style:font-name-complex="標楷體"/>
    </style:style>
    <style:style style:name="T7" style:family="text">
      <style:text-properties style:font-name-asian="標楷體"/>
    </style:style>
    <style:style style:name="T8" style:family="text">
      <style:text-properties style:font-name-asian="標楷體"/>
    </style:style>
    <style:style style:name="T9" style:family="text">
      <style:text-properties fo:font-size="10pt" style:font-name-asian="標楷體" style:font-size-asian="10pt" style:font-size-complex="10pt"/>
    </style:style>
    <style:style style:name="T10" style:family="text">
      <style:text-properties fo:font-size="10pt" style:font-name-asian="標楷體" style:font-size-asian="10pt" style:font-size-complex="10pt"/>
    </style:style>
    <style:style style:name="T11" style:family="text">
      <style:text-properties fo:font-size="10pt" style:text-underline-style="solid" style:text-underline-width="auto" style:text-underline-color="font-color" style:font-name-asian="標楷體" style:font-size-asian="10pt" style:font-size-complex="10pt"/>
    </style:style>
    <style:style style:name="T12" style:family="text">
      <style:text-properties fo:font-size="10pt" style:text-underline-style="solid" style:text-underline-width="auto" style:text-underline-color="font-color" style:font-name-asian="標楷體" style:font-size-asian="10pt" style:font-size-complex="10pt"/>
    </style:style>
    <style:style style:name="T13" style:family="text">
      <style:text-properties style:text-underline-style="solid" style:text-underline-width="auto" style:text-underline-color="font-color"/>
    </style:style>
    <style:style style:name="T14" style:family="text">
      <style:text-properties style:text-line-through-style="solid" style:text-line-through-type="double"/>
    </style:style>
    <style:style style:name="T15" style:family="text">
      <style:text-properties style:text-line-through-style="solid" style:text-line-through-type="double" fo:font-size="10pt" style:font-name-asian="標楷體" style:font-size-asian="10pt" style:font-size-complex="10pt"/>
    </style:style>
    <style:style style:name="T16" style:family="text">
      <style:text-properties style:text-line-through-style="solid" style:text-line-through-type="double" fo:font-size="10pt" style:font-name-asian="標楷體" style:font-size-asian="10pt" style:font-size-complex="10pt"/>
    </style:style>
    <style:style style:name="T17" style:family="text">
      <style:text-properties style:text-line-through-style="solid" style:text-line-through-type="double" fo:font-size="10pt" style:text-underline-style="solid" style:text-underline-width="auto" style:text-underline-color="font-color" style:font-name-asian="標楷體" style:font-size-asian="10pt" style:font-size-complex="10pt"/>
    </style:style>
    <style:style style:name="T18" style:family="text">
      <style:text-properties fo:font-size="8pt" fo:font-weight="bold" style:font-name-asian="標楷體" style:font-size-asian="8pt" style:font-weight-asian="bold" style:font-size-complex="8pt"/>
    </style:style>
    <style:style style:name="T19" style:family="text">
      <style:text-properties fo:font-size="8pt" fo:font-weight="bold" style:font-name-asian="標楷體" style:font-size-asian="8pt" style:font-weight-asian="bold"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1">國立暨南國際大學危險物與有害物運作管理作業程序</text:span>修正對照表</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3">修正名稱</text:p>
          </table:table-cell>
          <table:table-cell table:style-name="表格1.A1" office:value-type="string">
            <text:p text:style-name="P3">現行名稱</text:p>
          </table:table-cell>
          <table:table-cell table:style-name="表格1.C1" office:value-type="string">
            <text:p text:style-name="P3">說明</text:p>
          </table:table-cell>
        </table:table-row>
        <table:table-row table:style-name="表格1.1">
          <table:table-cell table:style-name="表格1.A2" office:value-type="string">
            <text:p text:style-name="P36"><text:span text:style-name="T11">國立暨南國際大學</text:span><text:span text:style-name="T11">危害通識計畫書</text:span></text:p>
          </table:table-cell>
          <table:table-cell table:style-name="表格1.A2" office:value-type="string">
            <text:p text:style-name="P36"><text:span text:style-name="T15">國立暨南國際大學</text:span><text:span text:style-name="T15">危險物與有害物運作管理作業程序</text:span></text:p>
          </table:table-cell>
          <table:table-cell table:style-name="表格1.C2" office:value-type="string">
            <text:p text:style-name="P38">配合危害性化學品標示及通識規則第十七條規定，爰修正本計畫名稱。</text:p>
          </table:table-cell>
        </table:table-row>
        <table:table-row table:style-name="表格1.1">
          <table:table-cell table:style-name="表格1.A2" office:value-type="string">
            <text:p text:style-name="P43"><text:span text:style-name="T9">修正條文</text:span></text:p>
          </table:table-cell>
          <table:table-cell table:style-name="表格1.A1" office:value-type="string">
            <text:p text:style-name="P43"><text:span text:style-name="T9">現行條文</text:span></text:p>
          </table:table-cell>
          <table:table-cell table:style-name="表格1.C2" office:value-type="string">
            <text:p text:style-name="P39">說明</text:p>
          </table:table-cell>
        </table:table-row>
        <table:table-row table:style-name="表格1.1">
          <table:table-cell table:style-name="表格1.A2" office:value-type="string">
            <text:list xml:id="list585146308905255211" text:style-name="WW8Num12">
              <text:list-item>
                <text:p text:style-name="P31">依據：勞動部103年6月27日</text:p>
              </text:list-item>
            </text:list>
            <text:p text:style-name="P35"><text:span text:style-name="T9">修正公布之危害性化學品標示及通識規則第十七條規定辦理。</text:span></text:p>
          </table:table-cell>
          <table:table-cell table:style-name="表格1.A1" office:value-type="string">
            <text:p text:style-name="P40"/>
          </table:table-cell>
          <table:table-cell table:style-name="表格1.C2" office:value-type="string">
            <text:p text:style-name="P37">本條新增。</text:p>
          </table:table-cell>
        </table:table-row>
        <table:table-row table:style-name="表格1.5">
          <table:table-cell table:style-name="表格1.A2" office:value-type="string">
            <text:p text:style-name="P35"><text:span text:style-name="T9">貳</text:span><text:span text:style-name="T9">、目的：為規範本校實驗室、試驗室、實習工場或試驗工場(以下簡稱實驗場所)，於使用</text:span><text:span text:style-name="T11">具有危害性之化學品</text:span><text:span text:style-name="T9">(以下簡稱</text:span><text:span text:style-name="T11">危害性化學品</text:span><text:span text:style-name="T9">)時符合政府法令要求，避免發生職業災害，訂定本</text:span><text:span text:style-name="T11">計畫</text:span><text:span text:style-name="T9">。</text:span></text:p>
          </table:table-cell>
          <table:table-cell table:style-name="表格1.A2" office:value-type="string">
            <text:p text:style-name="P35"><text:span text:style-name="T9">壹、目的：為規範本校實驗室、試驗室、實習工場或試驗工場(以下簡稱實驗場所)，於使用</text:span><text:span text:style-name="T15">危險物及有害物</text:span><text:span text:style-name="T9">(以下簡稱</text:span><text:span text:style-name="T15">危害物</text:span><text:span text:style-name="T9">)時符合政府法令要求，避免發生職業災害，訂定本作業</text:span><text:span text:style-name="T15">程序</text:span><text:span text:style-name="T9">。</text:span></text:p>
          </table:table-cell>
          <table:table-cell table:style-name="表格1.C2" office:value-type="string">
            <text:p text:style-name="P2">1.條次變更。</text:p>
            <text:p text:style-name="P1"><text:span text:style-name="T9">2.</text:span><text:span text:style-name="T9">配合職業安全衛生法第十條規定，將「危險物及有害物(簡稱危害物)」修正為「具有危害性之化學品(簡稱危害性化學品)」，並酌作文字修正。</text:span></text:p>
          </table:table-cell>
        </table:table-row>
        <table:table-row table:style-name="表格1.5">
          <table:table-cell table:style-name="表格1.A2" office:value-type="string">
            <text:p text:style-name="P35"><text:span text:style-name="T9">參</text:span><text:span text:style-name="T9">、範圍：於本校實驗場所使用</text:span><text:span text:style-name="T11">危害性化學品</text:span><text:span text:style-name="T9">標示及通識規則規定之</text:span><text:span text:style-name="T11">危害性化學品</text:span><text:span text:style-name="T9">，應遵守本計畫。</text:span></text:p>
          </table:table-cell>
          <table:table-cell table:style-name="表格1.A2" office:value-type="string">
            <text:p text:style-name="P35"><text:span text:style-name="T9">貳、範圍：於本校實驗場所使用</text:span><text:span text:style-name="T15">危險物與有害物</text:span><text:span text:style-name="T9">標示及通識規則規定之</text:span><text:span text:style-name="T15">危害物</text:span><text:span text:style-name="T9">，應遵守本</text:span><text:span text:style-name="T15">作業程序</text:span><text:span text:style-name="T9">。</text:span></text:p>
          </table:table-cell>
          <table:table-cell table:style-name="表格1.C2" office:value-type="string">
            <text:p text:style-name="P2">1.條次變更。</text:p>
            <text:p text:style-name="P1"><text:span text:style-name="T9">2.</text:span><text:span text:style-name="T9">配合職業安全衛生法第十條規定，將「危險物及有害物」修正為「危害性化學品」。</text:span></text:p>
          </table:table-cell>
        </table:table-row>
        <table:table-row table:style-name="表格1.7">
          <table:table-cell table:style-name="表格1.A2" office:value-type="string">
            <text:p text:style-name="P35"><text:span text:style-name="T9">肆</text:span><text:span text:style-name="T9">、名詞定義：</text:span></text:p>
          </table:table-cell>
          <table:table-cell table:style-name="表格1.A2" office:value-type="string">
            <text:p text:style-name="P37">參、名詞定義：</text:p>
          </table:table-cell>
          <table:table-cell table:style-name="表格1.C2" office:value-type="string">
            <text:p text:style-name="P2">條次變更。</text:p>
          </table:table-cell>
        </table:table-row>
        <table:table-row table:style-name="表格1.5">
          <table:table-cell table:style-name="表格1.A2" office:value-type="string">
            <text:p text:style-name="P37">一、實驗場所工作人員：所有於本校實驗場所從事實驗、研究之人員。</text:p>
          </table:table-cell>
          <table:table-cell table:style-name="表格1.A2" office:value-type="string">
            <text:p text:style-name="P37">一、實驗場所工作人員：所有於本校實驗場所從事實驗、研究之人員。</text:p>
          </table:table-cell>
          <table:table-cell table:style-name="表格1.C2" office:value-type="string">
            <text:p text:style-name="P2">本條未修正。</text:p>
          </table:table-cell>
        </table:table-row>
        <table:table-row table:style-name="表格1.5">
          <table:table-cell table:style-name="表格1.A2" office:value-type="string">
            <text:p text:style-name="P35"><text:span text:style-name="T9">二、販賣業者：販賣</text:span><text:span text:style-name="T11">危害性化學品</text:span><text:span text:style-name="T9">之製造商、</text:span><text:span text:style-name="T11">輸入商</text:span><text:span text:style-name="T9">或供應商。</text:span></text:p>
          </table:table-cell>
          <table:table-cell table:style-name="表格1.A2" office:value-type="string">
            <text:p text:style-name="P35"><text:span text:style-name="T9">二、販賣業者：販賣</text:span><text:span text:style-name="T15">危害物</text:span><text:span text:style-name="T9">之製造商或供應商。</text:span></text:p>
          </table:table-cell>
          <table:table-cell table:style-name="表格1.C2" office:value-type="string">
            <text:list xml:id="list3764409465367747176" text:style-name="WW8Num11">
              <text:list-item>
                <text:p text:style-name="P17"><text:span text:style-name="T9">配合職業安全衛生法第十條規定，將「危害物」修正為「危害性化學品」。</text:span></text:p>
              </text:list-item>
              <text:list-item>
                <text:p text:style-name="P22">配合職業安全衛生法第七條規定，新增「輸入商」等文字。</text:p>
              </text:list-item>
            </text:list>
          </table:table-cell>
        </table:table-row>
        <table:table-row table:style-name="表格1.5">
          <table:table-cell table:style-name="表格1.A2" office:value-type="string">
            <text:p text:style-name="P37">三、危害性化學品指下列危險物及有害物：</text:p>
            <text:p text:style-name="P37">1.危險物：符合國家標準CNS15030分類，具有物理性危害者。</text:p>
            <text:p text:style-name="P37">二、2.有害物：符合國家標準CNS15030分類，具有健康危害者。</text:p>
          </table:table-cell>
          <table:table-cell table:style-name="表格1.A2" office:value-type="string">
            <text:p text:style-name="P42"/>
          </table:table-cell>
          <table:table-cell table:style-name="表格1.C2" office:value-type="string">
            <text:list xml:id="list8458786289616586460" text:style-name="WW8Num7">
              <text:list-item>
                <text:p text:style-name="P11">本條新增。</text:p>
              </text:list-item>
              <text:list-item>
                <text:p text:style-name="P4">明確定義危害性化學品之範疇。</text:p>
              </text:list-item>
            </text:list>
            <text:p text:style-name="P2"/>
          </table:table-cell>
        </table:table-row>
        <table:table-row table:style-name="表格1.11">
          <table:table-cell table:style-name="表格1.A2" office:value-type="string">
            <text:p text:style-name="P35"><text:span text:style-name="T9">伍</text:span><text:span text:style-name="T9">、作業方法：</text:span></text:p>
          </table:table-cell>
          <table:table-cell table:style-name="表格1.A2" office:value-type="string">
            <text:p text:style-name="P37">肆、作業方法：</text:p>
          </table:table-cell>
          <table:table-cell table:style-name="表格1.C2" office:value-type="string">
            <text:p text:style-name="P2">條次變更。</text:p>
          </table:table-cell>
        </table:table-row>
        <table:table-row table:style-name="表格1.12">
          <table:table-cell table:style-name="表格1.A2" office:value-type="string">
            <text:p text:style-name="P37">一、教育訓練：</text:p>
          </table:table-cell>
          <table:table-cell table:style-name="表格1.A2" office:value-type="string">
            <text:p text:style-name="P37">一、教育訓練：</text:p>
          </table:table-cell>
          <table:table-cell table:style-name="表格1.C2" office:value-type="string">
            <text:p text:style-name="P1"><text:span text:style-name="T9">名稱未修正。</text:span></text:p>
          </table:table-cell>
        </table:table-row>
        <table:table-row table:style-name="表格1.5">
          <table:table-cell table:style-name="表格1.A2" office:value-type="string">
            <text:p text:style-name="P35"><text:span text:style-name="T9">1.實驗場所工作人員如欲在本校實驗場所從事製作、處置、使用</text:span><text:span text:style-name="T11">危害性化學品</text:span><text:span text:style-name="T9">，應參加本校環境保護暨安全衛生中心(以下簡稱環安衛中心)辦理之新</text:span><text:soft-page-break/><text:span text:style-name="T9">進教職員生危害通識教育訓練，未參加訓練者不得從事</text:span><text:span text:style-name="T11">危害性化學品</text:span><text:span text:style-name="T9">相關工作。</text:span></text:p>
          </table:table-cell>
          <table:table-cell table:style-name="表格1.A2" office:value-type="string">
            <text:p text:style-name="P35"><text:span text:style-name="T9">1.實驗場所工作人員如欲在本校實驗場所從事製作、處置、使用</text:span><text:span text:style-name="T15">危害物</text:span><text:span text:style-name="T9">，應參加本校環境保護暨安全衛生中心(以下簡稱環安衛中心)辦理之新進教</text:span><text:soft-page-break/><text:span text:style-name="T9">職員生危害通識教育訓練，未參加訓練者不得從事</text:span><text:span text:style-name="T15">危害物</text:span><text:span text:style-name="T9">相關工作。</text:span></text:p>
          </table:table-cell>
          <table:table-cell table:style-name="表格1.C2" office:value-type="string">
            <text:p text:style-name="P2">配合職業安全衛生法第十條規定，將「危害物」修正為「危害性化學品」。</text:p>
          </table:table-cell>
        </table:table-row>
        <table:table-row table:style-name="表格1.5">
          <table:table-cell table:style-name="表格1.A2" office:value-type="string">
            <text:p text:style-name="P42"/>
          </table:table-cell>
          <table:table-cell table:style-name="表格1.A2" office:value-type="string">
            <text:p text:style-name="P35"><text:span text:style-name="T9">2.對於裝載危害物之車輛進入本校從事卸貨，實驗場所應指派具有危險物品運送人員訓練合格之人員，確認已有危害物標示及物質安全資料表。前述實驗場所指派之危險物品運送人員訓練由環安衛中心負責辦理。</text:span></text:p>
          </table:table-cell>
          <table:table-cell table:style-name="表格1.C2" office:value-type="string">
            <text:list xml:id="list1921987197759226225" text:style-name="WW8Num4">
              <text:list-item>
                <text:p text:style-name="P12">本條刪除。</text:p>
              </text:list-item>
              <text:list-item>
                <text:p text:style-name="P23">相關規定移至其它條文。</text:p>
              </text:list-item>
            </text:list>
          </table:table-cell>
        </table:table-row>
        <table:table-row table:style-name="表格1.5">
          <table:table-cell table:style-name="表格1.A2" office:value-type="string">
            <text:p text:style-name="P35"><text:span text:style-name="T11">2</text:span><text:span text:style-name="T9">.實驗場所使用</text:span><text:span text:style-name="T11">危害性化學品</text:span><text:span text:style-name="T9">從事實驗、研究，應</text:span><text:span text:style-name="T11">另依有機溶劑中毒預防規則、特定化學物質危害預防標準，</text:span><text:span text:style-name="T9">指派人員擔任</text:span><text:span text:style-name="T11">有害</text:span><text:span text:style-name="T9">作業主管。接受指派人員應事先參加環安衛中心辦理之</text:span><text:span text:style-name="T11">有害作業</text:span><text:span text:style-name="T9">主管訓練並取得結業證書。</text:span></text:p>
          </table:table-cell>
          <table:table-cell table:style-name="表格1.A2" office:value-type="string">
            <text:p text:style-name="P35"><text:span text:style-name="T9">3.實驗場所使用</text:span><text:span text:style-name="T15">危害物性化學品</text:span><text:span text:style-name="T9">從事實驗、研究，應指派人員擔任</text:span><text:span text:style-name="T15">有機溶劑作業主管、特定化學物質</text:span><text:span text:style-name="T9">作業主管。接受指派人員應事先參加環安衛中心辦理之</text:span><text:span text:style-name="T17">有機溶劑作業主管、特定化學物質作業</text:span><text:span text:style-name="T9">主管訓練並取得結業證書。</text:span></text:p>
          </table:table-cell>
          <table:table-cell table:style-name="表格1.C2" office:value-type="string">
            <text:list xml:id="list8257267588837812367" text:style-name="WW8Num6">
              <text:list-item>
                <text:p text:style-name="P5">條次變更。</text:p>
              </text:list-item>
              <text:list-item>
                <text:p text:style-name="P24">配合職業安全衛生法第十條規定，將「危害物」修正為「危害性化學品」。</text:p>
              </text:list-item>
              <text:list-item>
                <text:p text:style-name="P5">闡明相關作業主管之法源依據。</text:p>
              </text:list-item>
            </text:list>
          </table:table-cell>
        </table:table-row>
        <table:table-row table:style-name="表格1.16">
          <table:table-cell table:style-name="表格1.A2" office:value-type="string">
            <text:p text:style-name="P35"><text:span text:style-name="T9">二、安全資料表：</text:span></text:p>
          </table:table-cell>
          <table:table-cell table:style-name="表格1.A2" office:value-type="string">
            <text:p text:style-name="P35"><text:span text:style-name="T9">二、</text:span><text:span text:style-name="T17">物質</text:span><text:span text:style-name="T9">安全資料表：</text:span></text:p>
          </table:table-cell>
          <table:table-cell table:style-name="表格1.C2" office:value-type="string">
            <text:p text:style-name="P2">配合職業安全衛生法第十條規定，將「物質安全資料表」修正為「安全資料表」。</text:p>
          </table:table-cell>
        </table:table-row>
        <table:table-row table:style-name="表格1.5">
          <table:table-cell table:style-name="表格1.A2" office:value-type="string">
            <text:p text:style-name="P35"><text:span text:style-name="T9">1.實驗場所工作人員於購買</text:span><text:span text:style-name="T11">危害性化學品</text:span><text:span text:style-name="T9">前應取得安全資料表，無法取得時不得購買該</text:span><text:span text:style-name="T11">危害性化學品</text:span><text:span text:style-name="T9">。</text:span></text:p>
          </table:table-cell>
          <table:table-cell table:style-name="表格1.A2" office:value-type="string">
            <text:p text:style-name="P35"><text:span text:style-name="T9">1.實驗場所工作人員於購買</text:span><text:span text:style-name="T15">危害物</text:span><text:span text:style-name="T9">前應取得</text:span><text:span text:style-name="T15">物質</text:span><text:span text:style-name="T9">安全資料表，無法取得時不得購買該</text:span><text:span text:style-name="T15">危害物</text:span><text:span text:style-name="T9">。</text:span></text:p>
          </table:table-cell>
          <table:table-cell table:style-name="表格1.C2" office:value-type="string">
            <text:p text:style-name="P2">配合職業安全衛生法第十條規定，將「危害物」修正為「危害性化學品」、「物質安全資料表」修正為「安全資料表」。</text:p>
          </table:table-cell>
        </table:table-row>
        <table:table-row table:style-name="表格1.18">
          <table:table-cell table:style-name="表格1.A2" office:value-type="string">
            <text:p text:style-name="P37">2.安全資料表取得來源：</text:p>
          </table:table-cell>
          <table:table-cell table:style-name="表格1.A2" office:value-type="string">
            <text:p text:style-name="P35"><text:span text:style-name="T9">2.</text:span><text:span text:style-name="T15">物質</text:span><text:span text:style-name="T9">安全資料表取得來源：</text:span></text:p>
          </table:table-cell>
          <table:table-cell table:style-name="表格1.C2" office:value-type="string">
            <text:p text:style-name="P2">名稱未修正。</text:p>
          </table:table-cell>
        </table:table-row>
        <table:table-row table:style-name="表格1.5">
          <table:table-cell table:style-name="表格1.A2" office:value-type="string">
            <text:p text:style-name="P35"><text:span text:style-name="T9">(1)依危害性化學品標示及通識規則</text:span><text:span text:style-name="T11">第十三條之規定，販賣業者於販賣危害性化學品，應提供安全資料表</text:span><text:span text:style-name="T9">，</text:span><text:span text:style-name="T11">請實驗場所工作人員優先考量</text:span><text:span text:style-name="T9">向販賣業者索取安全資料表。購買物品為含有二種以上</text:span><text:span text:style-name="T11">危害成份</text:span><text:span text:style-name="T9">之混合物時，販賣業者應依其混合後之危害性，製作並提供安全資料表。</text:span></text:p>
          </table:table-cell>
          <table:table-cell table:style-name="表格1.A2" office:value-type="string">
            <text:p text:style-name="P35"><text:span text:style-name="T9">(1)</text:span><text:span text:style-name="T15">實驗場所工作人員應向販賣業者索取物質安全資料表，販賣業者依危險物與有害物標示及通識規則有提供物質安全資料表之義務</text:span><text:span text:style-name="T9">。購買物品為含有二種以上</text:span><text:span text:style-name="T15">危害物質</text:span><text:span text:style-name="T9">之混合物時，販賣業者應依其混合後之危害性，製作並提供</text:span><text:span text:style-name="T15">物質</text:span><text:span text:style-name="T9">安全資料表。</text:span></text:p>
          </table:table-cell>
          <table:table-cell table:style-name="表格1.C2" office:value-type="string">
            <text:list xml:id="list5656648543764172576" text:style-name="WW8Num1">
              <text:list-item>
                <text:p text:style-name="P25">職業安全衛生法建構化學品源頭管理制度，增訂危害性化學品製造者、輸入者、供應者，應提供安全資料表、張貼危害標示之義務。</text:p>
              </text:list-item>
              <text:list-item>
                <text:p text:style-name="P25">配合職業安全衛生法第十條規定，將「物質安全資料表」修正為「安全資料表」，並酌作文字修正。</text:p>
              </text:list-item>
            </text:list>
          </table:table-cell>
        </table:table-row>
        <table:table-row table:style-name="表格1.5">
          <table:table-cell table:style-name="表格1.A2" office:value-type="string">
            <text:p text:style-name="P35"><text:span text:style-name="T9">(2)實驗場所工作人員可至</text:span><text:span text:style-name="T11">勞動部職業安全衛生署</text:span><text:span text:style-name="T9">設置網站http://ghs.cla.gov.tw下載取得。</text:span></text:p>
          </table:table-cell>
          <table:table-cell table:style-name="表格1.A2" office:value-type="string">
            <text:p text:style-name="P35"><text:span text:style-name="T9">(2)實驗場所工作人員可至</text:span><text:span text:style-name="T15">行政院勞工委員會</text:span><text:span text:style-name="T9">設置網站http://ghs.cla.gov.tw下載取得。</text:span></text:p>
          </table:table-cell>
          <table:table-cell table:style-name="表格1.C2" office:value-type="string">
            <text:p text:style-name="P2">配合組織改造，修正機關名稱。</text:p>
          </table:table-cell>
        </table:table-row>
        <table:table-row table:style-name="表格1.5">
          <table:table-cell table:style-name="表格1.A2" office:value-type="string">
            <text:p text:style-name="P37">3.安全資料表所用文字以中文為主，必要時輔以實驗場所工作人員所能瞭解之外文。安全資料表格式應符合危害性化學品標示及通識規則第十二條<text:soft-page-break/>規定。</text:p>
          </table:table-cell>
          <table:table-cell table:style-name="表格1.A2" office:value-type="string">
            <text:p text:style-name="P42"/>
          </table:table-cell>
          <table:table-cell table:style-name="表格1.C2" office:value-type="string">
            <text:list xml:id="list4908016492990974015" text:style-name="WW8Num5">
              <text:list-item>
                <text:p text:style-name="P13">本條新增。</text:p>
              </text:list-item>
              <text:list-item>
                <text:p text:style-name="P18"><text:span text:style-name="T9">依危害性化學品標示及通識規則第五條，闡明安全資料表使用文字及規定格式。</text:span></text:p>
              </text:list-item>
            </text:list>
          </table:table-cell>
        </table:table-row>
        <table:table-row table:style-name="表格1.5">
          <table:table-cell table:style-name="表格1.A2" office:value-type="string">
            <text:p text:style-name="P35"><text:span text:style-name="T9">4.實驗場所應將安全資料表存放於實驗場所易取得處，以利實驗場所工作人員查詢使用。</text:span></text:p>
          </table:table-cell>
          <table:table-cell table:style-name="表格1.A2" office:value-type="string">
            <text:p text:style-name="P35"><text:span text:style-name="T9">3.實驗場所應將</text:span><text:span text:style-name="T15">物質</text:span><text:span text:style-name="T9">安全資料表存放於實驗場所易取得處，以利實驗場所工作人員查詢使用。</text:span></text:p>
          </table:table-cell>
          <table:table-cell table:style-name="表格1.C2" office:value-type="string">
            <text:list xml:id="list4913726284594447396" text:style-name="WW8Num8">
              <text:list-item>
                <text:p text:style-name="P6">條次變更。</text:p>
              </text:list-item>
              <text:list-item>
                <text:p text:style-name="P26">配合職業安全衛生法第十條規定，將「物質安全資料表」修正為「安全資料表」。</text:p>
              </text:list-item>
            </text:list>
          </table:table-cell>
        </table:table-row>
        <table:table-row table:style-name="表格1.5">
          <table:table-cell table:style-name="表格1.A2" office:value-type="string">
            <text:p text:style-name="P35"><text:span text:style-name="T9">5.實驗場所應依實際狀況檢討安全資料表內容之正確性，適時更新，</text:span><text:span text:style-name="T11">並至少每三年檢討一次，</text:span><text:span text:style-name="T9">其內容、更新日期、版次等更新紀錄應保存三年。</text:span></text:p>
          </table:table-cell>
          <table:table-cell table:style-name="表格1.A2" office:value-type="string">
            <text:p text:style-name="P35"><text:span text:style-name="T9">4.實驗場所應依實際狀況檢討物質安全資料表內容之正確性，</text:span><text:span text:style-name="T17">並</text:span><text:span text:style-name="T15">適時更新，</text:span><text:span text:style-name="T9">其內容、更新日期、版次等更新紀錄應保存三年。</text:span></text:p>
          </table:table-cell>
          <table:table-cell table:style-name="表格1.C2" office:value-type="string">
            <text:list xml:id="list1897726155844512673" text:style-name="WW8Num9">
              <text:list-item>
                <text:p text:style-name="P7">條次變更。</text:p>
              </text:list-item>
              <text:list-item>
                <text:p text:style-name="P19"><text:span text:style-name="T9">配合危害性化學品標示及通識規則第十五條規定，為使實驗場所對安全資料表之內容建立定期檢核機制，增列「並至少每三年檢討一次」。</text:span></text:p>
              </text:list-item>
            </text:list>
          </table:table-cell>
        </table:table-row>
        <table:table-row table:style-name="表格1.24">
          <table:table-cell table:style-name="表格1.A2" office:value-type="string">
            <text:p text:style-name="P37">三、危害標示</text:p>
          </table:table-cell>
          <table:table-cell table:style-name="表格1.A2" office:value-type="string">
            <text:p text:style-name="P37">三、危害標示</text:p>
          </table:table-cell>
          <table:table-cell table:style-name="表格1.C2" office:value-type="string">
            <text:p text:style-name="P2">名稱未變更。</text:p>
          </table:table-cell>
        </table:table-row>
        <table:table-row table:style-name="表格1.5">
          <table:table-cell table:style-name="表格1.A2" office:value-type="string">
            <text:p text:style-name="P35"><text:span text:style-name="T9">1.</text:span><text:span text:style-name="T11">依危害性化學品標示及通識規則第十一條規定，販賣業者提供危害性化學品前，應於容器上予以標示。</text:span><text:span text:style-name="T9">實驗場所</text:span><text:span text:style-name="T11">工作人員於接收危害性化學品前，</text:span><text:span text:style-name="T9">應確認販賣業者提供</text:span><text:span text:style-name="T11">危害性化學品</text:span><text:span text:style-name="T9">已張貼危害標示。</text:span></text:p>
          </table:table-cell>
          <table:table-cell table:style-name="表格1.A2" office:value-type="string">
            <text:p text:style-name="P35"><text:span text:style-name="T9">1.</text:span><text:span text:style-name="T15">實驗場所</text:span><text:span text:style-name="T9">應確認販賣業者提供危</text:span><text:span text:style-name="T15">害物</text:span><text:span text:style-name="T9">已張貼危害標示。</text:span></text:p>
          </table:table-cell>
          <table:table-cell table:style-name="表格1.C2" office:value-type="string">
            <text:list xml:id="list6124996836489305621" text:style-name="WW8Num2">
              <text:list-item>
                <text:p text:style-name="P20"><text:span text:style-name="T9">職業安全衛生法建構化學品源頭管理制度，增訂危害性化學品製造者、輸入者、供應者，應提供安全資料表、張貼危害標示之義務。</text:span></text:p>
              </text:list-item>
              <text:list-item>
                <text:p text:style-name="P20"><text:span text:style-name="T9">配合職業安全衛生法第十條規定，將「危害物」修正為「危害性化學品」，並酌作文字修正。</text:span></text:p>
              </text:list-item>
            </text:list>
          </table:table-cell>
        </table:table-row>
        <table:table-row table:style-name="表格1.5">
          <table:table-cell table:style-name="表格1.A2" office:value-type="string">
            <text:p text:style-name="P37">2.裝有危害性化學品之容器，屬下列情形之一者得免標示：</text:p>
            <text:p text:style-name="P37">(1)外部容器已標示，僅供內襯且不再取出之內部容器。</text:p>
            <text:p text:style-name="P37">(2)內部容器已標示，由外部可見到標示之外部容器。</text:p>
            <text:p text:style-name="P37">(3)實驗場所工作人員使用之可攜帶容器，其危害性化學品取自有標示之容器，且僅供裝入之人員當班立即使用。</text:p>
            <text:p text:style-name="P37">(4)危害性化學品取自有標示之容器，並供實驗室自行作實驗、研究之用。</text:p>
          </table:table-cell>
          <table:table-cell table:style-name="表格1.A2" office:value-type="string">
            <text:p text:style-name="P42"/>
          </table:table-cell>
          <table:table-cell table:style-name="表格1.C2" office:value-type="string">
            <text:list xml:id="list3999939208199090636" text:style-name="WW8Num13">
              <text:list-item>
                <text:p text:style-name="P14">本條新增。</text:p>
              </text:list-item>
              <text:list-item>
                <text:p text:style-name="P21"><text:span text:style-name="T9">依危害性化學品標示及通識規則第八條，明確訂定裝有危害性化學品免標示之情形。</text:span></text:p>
              </text:list-item>
            </text:list>
          </table:table-cell>
        </table:table-row>
        <table:table-row table:style-name="表格1.5">
          <table:table-cell table:style-name="表格1.A2" office:value-type="string">
            <text:p text:style-name="P35"><text:span text:style-name="T9">3.</text:span><text:span text:style-name="T11">非屬前條免標示情形者，實驗場所工作人員應自行針對危害性化學品之容器張貼標示，</text:span><text:span text:style-name="T9">危害標示應包含圖示及文字，圖示及文字內容請遵照</text:span><text:span text:style-name="T11">危險性化學品</text:span><text:span text:style-name="T9">標示及通識規則</text:span><text:span text:style-name="T11">第五條</text:span><text:span text:style-name="T9">，</text:span><text:span text:style-name="T11">所用文字以中文為主，必要時輔以實驗場所工作人員所能瞭解之外文</text:span><text:span text:style-name="T9">。</text:span><text:span text:style-name="T11">危害</text:span><text:soft-page-break/><text:span text:style-name="T11">性化學品</text:span><text:span text:style-name="T9">容積在一百毫升以下者，得僅標示名稱、危害圖式及警示語。</text:span></text:p>
          </table:table-cell>
          <table:table-cell table:style-name="表格1.A2" office:value-type="string">
            <text:p text:style-name="P35"><text:span text:style-name="T9">2.危害標示應包含圖示及文字，圖示及文字內容請遵照</text:span><text:span text:style-name="T15">危險物與有害物</text:span><text:span text:style-name="T9">標示及通識規則。</text:span><text:span text:style-name="T15">危害物</text:span><text:span text:style-name="T9">容積在一百毫升以下者，得僅標示名稱、危害圖式及警示語。</text:span></text:p>
          </table:table-cell>
          <table:table-cell table:style-name="表格1.C2" office:value-type="string">
            <text:list xml:id="list1986581616278852157" text:style-name="WW8Num10">
              <text:list-item>
                <text:p text:style-name="P9">條次變更。</text:p>
              </text:list-item>
              <text:list-item>
                <text:p text:style-name="P27"><text:span text:style-name="T9">配合職業安全衛生法第十條規定，將「危險物與有害物」修正為「危害性化學品」，並酌作文字修正。</text:span></text:p>
              </text:list-item>
            </text:list>
          </table:table-cell>
        </table:table-row>
        <table:table-row table:style-name="表格1.5">
          <table:table-cell table:style-name="表格1.A2" office:value-type="string">
            <text:p text:style-name="P35"><text:span text:style-name="T11">4</text:span><text:span text:style-name="T9">.危害標示如有老舊、破損等情形致無法清楚辨識者，實驗場所應立即更新。</text:span></text:p>
          </table:table-cell>
          <table:table-cell table:style-name="表格1.A2" office:value-type="string">
            <text:p text:style-name="P35"><text:span text:style-name="T9">3.危害標示如有老舊、破損等情形致無法清楚辨識者，實驗場所應立即更新。</text:span></text:p>
          </table:table-cell>
          <table:table-cell table:style-name="表格1.C2" office:value-type="string">
            <text:p text:style-name="P2">條次變更。</text:p>
          </table:table-cell>
        </table:table-row>
        <table:table-row table:style-name="表格1.29">
          <table:table-cell table:style-name="表格1.A2" office:value-type="string">
            <text:p text:style-name="P35"><text:span text:style-name="T11">5</text:span><text:span text:style-name="T9">.實驗場所產生之廢棄物，張貼之標示請遵照本校廢棄物管理規定。</text:span></text:p>
          </table:table-cell>
          <table:table-cell table:style-name="表格1.A2" office:value-type="string">
            <text:p text:style-name="P35"><text:span text:style-name="T9">4.實驗場所產生之廢棄物，張貼之標示請遵照本校廢棄物管理規定，</text:span><text:span text:style-name="T15">不屬本作業程序範疇。</text:span></text:p>
          </table:table-cell>
          <table:table-cell table:style-name="表格1.C2" office:value-type="string">
            <text:p text:style-name="P2">條次變更。</text:p>
          </table:table-cell>
        </table:table-row>
        <table:table-row table:style-name="表格1.30">
          <table:table-cell table:style-name="表格1.A2" office:value-type="string">
            <text:p text:style-name="P35"><text:span text:style-name="T9">四、</text:span><text:span text:style-name="T11">危害性化學品</text:span><text:span text:style-name="T9">清單</text:span></text:p>
          </table:table-cell>
          <table:table-cell table:style-name="表格1.A2" office:value-type="string">
            <text:p text:style-name="P35"><text:span text:style-name="T9">四、</text:span><text:span text:style-name="T15">危害物質</text:span><text:span text:style-name="T9">清單</text:span></text:p>
            <text:p text:style-name="P1"><text:span text:style-name="T9">配合職業安全衛生法第十條規定，將「危害物質」修正為「危害性化學品」。</text:span></text:p>
          </table:table-cell>
          <table:table-cell table:style-name="表格1.C2" office:value-type="string">
            <text:p text:style-name="P10"/>
          </table:table-cell>
        </table:table-row>
        <table:table-row table:style-name="表格1.5">
          <table:table-cell table:style-name="表格1.A2" office:value-type="string">
            <text:p text:style-name="P35"><text:span text:style-name="T9">1.實驗場所工作人員於購買化學品前，應查核化學品是否為</text:span><text:span text:style-name="T11">危害性化學品</text:span><text:span text:style-name="T9">標示及通識規則</text:span><text:span text:style-name="T11">定義</text:span><text:span text:style-name="T9">之危害物性化學品。</text:span></text:p>
          </table:table-cell>
          <table:table-cell table:style-name="表格1.A2" office:value-type="string">
            <text:p text:style-name="P35"><text:span text:style-name="T9">1.實驗場所工作人員於購買化學品前，應查核化學品是否為</text:span><text:span text:style-name="T15">危險物與有害物</text:span><text:span text:style-name="T9">標示及通識規則</text:span><text:span text:style-name="T15">公告</text:span><text:span text:style-name="T9">之危害物性化學品。</text:span></text:p>
          </table:table-cell>
          <table:table-cell table:style-name="表格1.C2" office:value-type="string">
            <text:p text:style-name="P2">配合職業安全衛生法第十條規定，將「危險物與有害物」修正為「危害性化學品」，並酌作文字修正。</text:p>
            <text:p text:style-name="P2"/>
          </table:table-cell>
        </table:table-row>
        <table:table-row table:style-name="表格1.5">
          <table:table-cell table:style-name="表格1.A2" office:value-type="string">
            <text:p text:style-name="P35"><text:span text:style-name="T9">2.實驗場所工作人員應將</text:span><text:span text:style-name="T11">危害性化學品</text:span><text:span text:style-name="T9">相關資訊填寫於</text:span><text:span text:style-name="T11">危害性化學品</text:span><text:span text:style-name="T9">清單(如附件一)。</text:span></text:p>
          </table:table-cell>
          <table:table-cell table:style-name="表格1.A2" office:value-type="string">
            <text:p text:style-name="P35"><text:span text:style-name="T9">2.實驗場所工作人員應將</text:span><text:span text:style-name="T15">危害物</text:span><text:span text:style-name="T9">相關資訊填寫於</text:span><text:span text:style-name="T15">危害物質</text:span><text:span text:style-name="T9">清單(如附件一)。</text:span></text:p>
          </table:table-cell>
          <table:table-cell table:style-name="表格1.C2" office:value-type="string">
            <text:p text:style-name="P2">配合職業安全衛生法第十條規定，將「危害物質」修正為「危害性化學品」。</text:p>
          </table:table-cell>
        </table:table-row>
        <table:table-row table:style-name="表格1.5">
          <table:table-cell table:style-name="表格1.A2" office:value-type="string">
            <text:p text:style-name="P35"><text:span text:style-name="T9">3.實驗場所應妥善保存</text:span><text:span text:style-name="T11">危害性化學品</text:span><text:span text:style-name="T9">清單，以備相關單位查核。</text:span></text:p>
          </table:table-cell>
          <table:table-cell table:style-name="表格1.A2" office:value-type="string">
            <text:p text:style-name="P35"><text:span text:style-name="T9">3.實驗場所應妥善保存</text:span><text:span text:style-name="T15">危害物質</text:span><text:span text:style-name="T9">清單，以備相關單位查核。</text:span></text:p>
          </table:table-cell>
          <table:table-cell table:style-name="表格1.C2" office:value-type="string">
            <text:p text:style-name="P2">配合職業安全衛生法第十條規定，將「危害物質」修正為「危害性化學品」。</text:p>
          </table:table-cell>
        </table:table-row>
        <table:table-row table:style-name="表格1.5">
          <table:table-cell table:style-name="表格1.A2" office:value-type="string">
            <text:p text:style-name="P35"><text:span text:style-name="T9">4.政府法令有新增或異動</text:span><text:span text:style-name="T11">危害性化學品</text:span><text:span text:style-name="T9">，或實驗場所運作有新增或異動</text:span><text:span text:style-name="T11">危害性化學品</text:span><text:span text:style-name="T9">時，實驗場所應立即更新</text:span><text:span text:style-name="T11">危害性化學品</text:span><text:span text:style-name="T9">清單。</text:span></text:p>
          </table:table-cell>
          <table:table-cell table:style-name="表格1.A2" office:value-type="string">
            <text:p text:style-name="P35"><text:span text:style-name="T9">4.政府法令有新增或異動</text:span><text:span text:style-name="T15">危害物</text:span><text:span text:style-name="T9">，或實驗場所運作有新增或異動</text:span><text:span text:style-name="T15">危害物</text:span><text:span text:style-name="T9">時，實驗場所應立即更新</text:span><text:span text:style-name="T15">危害物</text:span><text:span text:style-name="T9">質清單。</text:span></text:p>
          </table:table-cell>
          <table:table-cell table:style-name="表格1.C2" office:value-type="string">
            <text:p text:style-name="P1"><text:span text:style-name="T9">配合職業安全衛生法第十條規定，將「危害物質」修正為「危害性化學品」。</text:span></text:p>
          </table:table-cell>
        </table:table-row>
        <table:table-row table:style-name="表格1.5">
          <table:table-cell table:style-name="表格1.A2" office:value-type="string">
            <text:p text:style-name="P35"><text:span text:style-name="T9">五、</text:span><text:span text:style-name="T11">危害性化學品</text:span><text:span text:style-name="T9">運作紀錄</text:span></text:p>
          </table:table-cell>
          <table:table-cell table:style-name="表格1.A2" office:value-type="string">
            <text:p text:style-name="P35"><text:span text:style-name="T9">五、</text:span><text:span text:style-name="T15">危害物</text:span><text:span text:style-name="T9">運作紀錄</text:span></text:p>
          </table:table-cell>
          <table:table-cell table:style-name="表格1.C2" office:value-type="string">
            <text:p text:style-name="P2">配合職業安全衛生法第十條規定，將「危害物」修正為「危害性化學品」。</text:p>
          </table:table-cell>
        </table:table-row>
        <table:table-row table:style-name="表格1.5">
          <table:table-cell table:style-name="表格1.A2" office:value-type="string">
            <text:p text:style-name="P35"><text:span text:style-name="T9">1.實驗場所工作人員應將</text:span><text:span text:style-name="T11">危害性化學品</text:span><text:span text:style-name="T9">運作情形記錄於學校化學品管理及申報系統(http://140.96.179.65/labchem)，舉凡購入、使用、貯存、廢棄等皆應詳實記錄。</text:span></text:p>
          </table:table-cell>
          <table:table-cell table:style-name="表格1.A2" office:value-type="string">
            <text:p text:style-name="P35"><text:span text:style-name="T9">1.實驗場所工作人員應將</text:span><text:span text:style-name="T15">危害物</text:span><text:span text:style-name="T9">運作情形記錄於學校化學品管理及申報系統(http://140.96.179.65/labchem)，舉凡購入、使用、貯存、廢棄等皆應詳實記錄。</text:span></text:p>
          </table:table-cell>
          <table:table-cell table:style-name="表格1.C2" office:value-type="string">
            <text:p text:style-name="P2">配合職業安全衛生法第十條規定，將「危害物」修正為「危害性化學品」。</text:p>
          </table:table-cell>
        </table:table-row>
        <table:table-row table:style-name="表格1.5">
          <table:table-cell table:style-name="表格1.A2" office:value-type="string">
            <text:p text:style-name="P35"><text:span text:style-name="T9">2.為掌握本校</text:span><text:span text:style-name="T11">危害性化學品</text:span><text:span text:style-name="T9">運作狀況，系所應要求實驗場所每季填寫</text:span><text:span text:style-name="T11">危害性化學品</text:span><text:span text:style-name="T9">每季數量統計表(如附件二)，並於每年3月、6月、9月、12月10日前完成彙整後送至環安衛中心。</text:span></text:p>
          </table:table-cell>
          <table:table-cell table:style-name="表格1.A2" office:value-type="string">
            <text:p text:style-name="P35"><text:span text:style-name="T9">2.為掌握本校</text:span><text:span text:style-name="T15">危害物</text:span><text:span text:style-name="T9">運作狀況，系所應要求實驗場所每季填寫</text:span><text:span text:style-name="T15">危害物</text:span><text:span text:style-name="T9">每季數量統計表(如附件二)，並於每年3月、6月、9月、12月10日前完成彙整後送至環安衛中心。</text:span></text:p>
          </table:table-cell>
          <table:table-cell table:style-name="表格1.C2" office:value-type="string">
            <text:p text:style-name="P2">配合職業安全衛生法第十條規定，將「危害物」修正為「危害性化學品」。</text:p>
          </table:table-cell>
        </table:table-row>
        <text:soft-page-break/>
        <table:table-row table:style-name="表格1.5">
          <table:table-cell table:style-name="表格1.A2" office:value-type="string">
            <text:p text:style-name="P35"><text:span text:style-name="T9">3.針對本校</text:span><text:span text:style-name="T11">危害性化學品</text:span><text:span text:style-name="T9">每季運作狀況，環安衛中心應彙整後提送環境保護暨安全衛生委員會報告。</text:span></text:p>
          </table:table-cell>
          <table:table-cell table:style-name="表格1.A2" office:value-type="string">
            <text:p text:style-name="P35"><text:span text:style-name="T9">3.針對本校</text:span><text:span text:style-name="T15">危害物</text:span><text:span text:style-name="T9">每季運作狀況，環安衛中心應彙整後提送環境保護暨安全衛生委員會報告。</text:span></text:p>
          </table:table-cell>
          <table:table-cell table:style-name="表格1.C2" office:value-type="string">
            <text:p text:style-name="P2">配合職業安全衛生法第十條規定，將「危害物」修正為「危害性化學品」。</text:p>
          </table:table-cell>
        </table:table-row>
        <table:table-row table:style-name="表格1.5">
          <table:table-cell table:style-name="表格1.A2" office:value-type="string">
            <text:p text:style-name="P42"/>
          </table:table-cell>
          <table:table-cell table:style-name="表格1.A2" office:value-type="string">
            <text:p text:style-name="P35"><text:span text:style-name="T15">伍、本作業程序經環境保護安全衛生委員會通過，陳請校長核定後實施，修正時亦同。</text:span></text:p>
          </table:table-cell>
          <table:table-cell table:style-name="表格1.C2" office:value-type="string">
            <text:p text:style-name="P2">本條刪除。</text:p>
          </table:table-cell>
        </table:table-row>
      </table:table>
      <text:p text:style-name="P28"><text:span text:style-name="T2">國立暨南國際大學 危</text:span><text:span text:style-name="T2">害通識計畫</text:span><text:span text:style-name="T2">書</text:span></text:p>
      <text:p text:style-name="P15"><text:span text:style-name="T18">中華民國100年10月</text:span><text:span text:style-name="T18">0</text:span><text:span text:style-name="T18">6日環境保護暨安全衛生委員會修正通過</text:span></text:p>
      <text:p text:style-name="P15"><text:span text:style-name="T18">中華民國103年12月30日環境保護暨安全衛生委員會修正通過</text:span></text:p>
      <text:list xml:id="list8127769999446076176" text:style-name="WW8Num3">
        <text:list-item>
          <text:p text:style-name="P32"><text:span text:style-name="T7">依據：勞動部103年6月27日</text:span><text:span text:style-name="T7">修正</text:span><text:span text:style-name="T7">公布之危害性化學品標示及通識規則</text:span><text:span text:style-name="T7">第十七條規定</text:span><text:span text:style-name="T7">辦理。</text:span></text:p>
        </text:list-item>
        <text:list-item>
          <text:p text:style-name="P32"><text:span text:style-name="T4">目的：為規範本校實驗室、試驗室、實習工場或試驗工場(以下簡稱實驗場所)，於使用具</text:span><text:span text:style-name="T4">有危害性之化學品</text:span><text:span text:style-name="T4">(以下簡稱危害性化</text:span><text:span text:style-name="T4">學品</text:span><text:span text:style-name="T4">)時符合政府法令要求，避免發生職業災害，訂定本計</text:span><text:span text:style-name="T4">畫</text:span><text:span text:style-name="T4">。</text:span></text:p>
        </text:list-item>
        <text:list-item>
          <text:p text:style-name="P32"><text:span text:style-name="T4">範圍：於本校實驗場所使用危害性</text:span><text:span text:style-name="T4">化學品</text:span><text:span text:style-name="T4">標示及通識規則規定之危害性</text:span><text:span text:style-name="T4">化學品</text:span><text:span text:style-name="T4">，應遵守本計</text:span><text:span text:style-name="T4">畫</text:span><text:span text:style-name="T4">。</text:span></text:p>
        </text:list-item>
        <text:list-item>
          <text:p text:style-name="P33">名詞定義：</text:p>
          <text:list>
            <text:list-item>
              <text:p text:style-name="P34">實驗場所工作人員：所有於本校實驗場所從事實驗、研究之人員。</text:p>
            </text:list-item>
            <text:list-item>
              <text:p text:style-name="P34">販賣業者：販賣危害性化學品之製造商、輸入商或供應商。</text:p>
            </text:list-item>
            <text:list-item>
              <text:p text:style-name="P34">危害性化學品指下列危險物及有害物：</text:p>
              <text:list>
                <text:list-item>
                  <text:p text:style-name="P34">危險物：符合國家標準CNS15030分類，具有物理性危害者。</text:p>
                </text:list-item>
                <text:list-item>
                  <text:p text:style-name="P34">有害物：符合國家標準CNS15030分類，具有健康危害者。</text:p>
                </text:list-item>
              </text:list>
            </text:list-item>
          </text:list>
        </text:list-item>
        <text:list-item>
          <text:p text:style-name="P34">作業方法：</text:p>
          <text:list>
            <text:list-item>
              <text:p text:style-name="P34">教育訓練：</text:p>
              <text:list>
                <text:list-item>
                  <text:p text:style-name="P45">實驗場所工作人員如欲在本校實驗場所從事製作、處置、使用危害性化學品，應參加本校環境保護暨安全衛生中心(以下簡稱環安衛中心)辦理之新進教職員生危害通識教育訓練，未參加訓練者不得從事危害性化學品相關工作。</text:p>
                </text:list-item>
                <text:list-item>
                  <text:p text:style-name="P44"><text:span text:style-name="T7">實驗場所使用危害性化學品從事實驗、研究，應另依有機溶劑中毒預防規則、特定化學物質危害預防標準，指派人員擔任有害作業主管。接受指派人員應事先參加環安衛中心辦理之有害作業主管訓練並取得結業證書。</text:span></text:p>
                </text:list-item>
              </text:list>
            </text:list-item>
            <text:list-item>
              <text:p text:style-name="P34">安全資料表：</text:p>
              <text:list>
                <text:list-item>
                  <text:p text:style-name="P45">實驗場所工作人員於購買危害性化學品前應取得安全資料表，無法取得時不得購買該危害性化學品。</text:p>
                </text:list-item>
                <text:list-item>
                  <text:p text:style-name="P34">安全資料表取得來源：</text:p>
                  <text:list>
                    <text:list-item>
                      <text:p text:style-name="P34">依危害性化學品標示及通識規則第十三條之規定，販賣業者於販賣危害性化學</text:p>
                    </text:list-item>
                  </text:list>
                </text:list-item>
              </text:list>
            </text:list-item>
          </text:list>
        </text:list-item>
      </text:list>
      <text:p text:style-name="P46"><text:span text:style-name="T7">品，應提供安全資料表，請實驗場所工作人員優先考量向販賣業者索取安全資料表。購買物品為含有二種以上危害成份之混合物時，販賣業者應依其混合後之危害性，製作並提供安全資料表。。</text:span></text:p>
      <text:list xml:id="list11736889669452" text:continue-numbering="true" text:style-name="WW8Num3">
        <text:list-item>
          <text:list>
            <text:list-item>
              <text:list>
                <text:list-item>
                  <text:list>
                    <text:list-item>
                      <text:p text:style-name="P47">實驗場所工作人員可至勞動部職業安全衛生署設置網站http://ghs.cla.gov.tw下載取得。</text:p>
                    </text:list-item>
                  </text:list>
                </text:list-item>
                <text:list-item>
                  <text:p text:style-name="P45">安全資料表所用文字以中文為主，必要時輔以實驗場所工作人員所能瞭解之外文。安全資料表格式應符合危害性化學品標示及通識規則第十二條規定。</text:p>
                </text:list-item>
                <text:list-item>
                  <text:p text:style-name="P45">實驗場所應將安全資料表存放於實驗場所易取得處，以利實驗場所工作人員查詢<text:soft-page-break/>使用。</text:p>
                </text:list-item>
                <text:list-item>
                  <text:p text:style-name="P45">實驗場所應依實際狀況檢討安全資料表內容之正確性，適時更新，並至少每三年檢討一次，其內容、更新日期、版次等更新紀錄應保存三年。</text:p>
                </text:list-item>
              </text:list>
            </text:list-item>
            <text:list-item>
              <text:p text:style-name="P34">危害標示:</text:p>
              <text:list>
                <text:list-item>
                  <text:p text:style-name="P45">依危害性化學品標示及通識規則第十一條規定，販賣業者提供危害性化學品前，應於容器上予以標示。實驗場所工作人員於接收危害性化學品前，應確認販賣業者提供危害性化學品已張貼危害標示。</text:p>
                </text:list-item>
                <text:list-item>
                  <text:p text:style-name="P34">裝有危害性化學品之容器，屬下列情形之一者得免標示：</text:p>
                  <text:list>
                    <text:list-item>
                      <text:p text:style-name="P34">外部容器已標示，僅供內襯且不再取出之內部容器。</text:p>
                    </text:list-item>
                    <text:list-item>
                      <text:p text:style-name="P34">內部容器已標示，由外部可見到標示之外部容器。</text:p>
                    </text:list-item>
                    <text:list-item>
                      <text:p text:style-name="P47">實驗場所工作人員使用之可攜帶容器，其危害性化學品取自有標示之容器，且僅供裝入之人員當班立即使用。</text:p>
                    </text:list-item>
                    <text:list-item>
                      <text:p text:style-name="P34">危害性化學品取自有標示之容器，並供實驗室自行作實驗、研究之用。</text:p>
                    </text:list-item>
                  </text:list>
                </text:list-item>
                <text:list-item>
                  <text:p text:style-name="P45">非屬前條免標示情形者，實驗場所工作人員應自行針對危害性化學品之容器張貼標示，危害標示應包含圖示及文字，圖示及文字內容請遵照危害性化學品標示及通識規則第五條，所用文字以中文為主，必要時輔以實驗場所工作人員所能瞭解之外文。危害性化學品容積在一百毫升以下者，得僅標示名稱、危害圖式及警示語。</text:p>
                </text:list-item>
                <text:list-item>
                  <text:p text:style-name="P34">危害標示如有老舊、破損等情形致無法清楚辨識者，實驗場所應立即更新。</text:p>
                </text:list-item>
                <text:list-item>
                  <text:p text:style-name="P45">實驗場所產生之廢棄物，張貼之標示請遵照本校廢棄物管理規定，不屬本作業程序範疇。</text:p>
                </text:list-item>
              </text:list>
            </text:list-item>
            <text:list-item>
              <text:p text:style-name="P34">危害性化學品清單</text:p>
              <text:list>
                <text:list-item>
                  <text:p text:style-name="P45">實驗場所工作人員於購買化學品前，應查核化學品是否為危害性化學品標示及通識規則定義之危害性化學品。</text:p>
                </text:list-item>
                <text:list-item>
                  <text:p text:style-name="P45">實驗場所工作人員應將危害性化學品相關資訊填寫於危害性化學品清單(如附件一)。</text:p>
                </text:list-item>
                <text:list-item>
                  <text:p text:style-name="P34">實驗場所應妥善保存危害性化學品清單，以備相關單位查核。</text:p>
                </text:list-item>
                <text:list-item>
                  <text:p text:style-name="P45">政府法令有新增或異動危害性化學品，或實驗場所運作有新增或異動危害性化學品時，實驗場所應立即更新危害性化學品清單。</text:p>
                </text:list-item>
              </text:list>
            </text:list-item>
            <text:list-item>
              <text:p text:style-name="P34">危害性化學品運作紀錄</text:p>
              <text:list>
                <text:list-item>
                  <text:p text:style-name="P45">實驗場所工作人員應將危害性化學品運作情形記錄於學校化學品管理及申報系統(http://140.96.179.65/labchem)，舉凡購入、使用、貯存、廢棄等皆應詳實記錄。</text:p>
                </text:list-item>
                <text:list-item>
                  <text:p text:style-name="P45">為掌握本校危害性化學品運作狀況，系所應要求實驗場所每季填寫危害性化學品每季數量統計表(如附件二)，並於每年3月、6月、9月、12月10日前完成彙整後送至環安衛中心。</text:p>
                </text:list-item>
                <text:list-item>
                  <text:p text:style-name="P45">針對本校危害性化學品每季運作狀況，環安衛中心應彙整後提送環境保護暨安全衛生委員會報告。</text:p>
                </text:list-item>
              </text:list>
            </text:list-item>
          </text:list>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清單段落" style:family="paragraph" style:parent-style-name="Standard">
      <style:paragraph-properties fo:margin-left="0.847cm" fo:margin-right="0cm" fo:text-indent="0cm" style:auto-text-indent="false"/>
    </style:style>
    <style:style style:name="Header" style:family="paragraph" style:parent-style-name="Standard" style:class="extra">
      <style:paragraph-properties style:snap-to-layout-grid="false"/>
      <style:text-properties fo:font-size="10pt" style:font-size-asian="10pt" style:font-size-complex="10pt"/>
    </style:style>
    <style:style style:name="Footer" style:family="paragraph" style:parent-style-name="Standard" style:class="extra">
      <style:paragraph-properties style:snap-to-layout-grid="false"/>
      <style:text-properties fo:font-size="10pt" style:font-size-asian="10pt" style:font-size-complex="10pt"/>
    </style:style>
    <style:style style:name="註解文字" style:family="paragraph" style:parent-style-name="Standard">
      <style:text-properties style:font-size-complex="10pt"/>
    </style:style>
    <style:style style:name="註解方塊文字" style:family="paragraph" style:parent-style-name="Standard">
      <style:text-properties style:font-name="Cambria" fo:font-family="Cambria" style:font-family-generic="roman" style:font-pitch="variable" fo:font-size="9pt"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0pt" style:font-name-asian="標楷體" style:font-family-asian="標楷體" style:font-family-generic-asian="script" style:font-size-asian="10pt"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標楷體" fo:font-family="標楷體" style:font-family-generic="script" fo:language="en" fo:country="US" style:font-name-asian="標楷體" style:font-family-asian="標楷體" style:font-family-generic-asian="script" style:font-name-complex="標楷體" style:font-family-complex="標楷體" style:font-family-generic-complex="script"/>
    </style:style>
    <style:style style:name="WW8Num3z1" style:family="text">
      <style:text-properties style:font-name-asian="標楷體" style:font-family-asian="標楷體" style:font-family-generic-asian="script"/>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size="10pt" style:font-name-asian="標楷體" style:font-family-asian="標楷體" style:font-family-generic-asian="script" style:font-size-asian="10pt" style:font-size-complex="10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Internet_20_link" style:display-name="Internet link" style:family="text">
      <style:text-properties fo:color="#0000ff" style:text-underline-style="solid" style:text-underline-width="auto" style:text-underline-color="font-color"/>
    </style:style>
    <style:style style:name="註解文字_20_字元" style:display-name="註解文字 字元" style:family="text">
      <style:text-properties fo:font-size="12pt" style:letter-kerning="true" style:font-size-asian="12pt"/>
    </style:style>
    <style:style style:name="註解方塊文字_20_字元" style:display-name="註解方塊文字 字元" style:family="text">
      <style:text-properties style:font-name="Cambria" fo:font-family="Cambria" style:font-family-generic="roman" style:font-pitch="variable" fo:font-size="9pt" style:letter-kerning="true" style:font-name-asian="新細明體1" style:font-family-asian="新細明體, PMingLiU" style:font-family-generic-asian="roman" style:font-pitch-asian="variable" style:font-size-asian="9pt" style:font-name-complex="Times New Roman" style:font-family-complex="'Times New Roman'" style:font-family-generic-complex="roman" style:font-pitch-complex="variable"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壹, 貳, 參, ...">
        <style:list-level-properties text:list-level-position-and-space-mode="label-alignment">
          <style:list-level-label-alignment text:label-followed-by="nothing" fo:text-indent="-0.847cm" fo:margin-left="0.847cm"/>
        </style:list-level-properties>
      </text:list-level-style-number>
      <text:list-level-style-number text:level="2" text:style-name="WW8Num3z1" style:num-suffix="、" style:num-format="一, 二, 三, ...">
        <style:list-level-properties text:list-level-position-and-space-mode="label-alignment">
          <style:list-level-label-alignment text:label-followed-by="nothing" fo:text-indent="-0.847cm" fo:margin-left="1.693cm"/>
        </style:list-level-properties>
      </text:list-level-style-number>
      <text:list-level-style-number text:level="3" text:style-name="WW8Num3z1" style:num-suffix="." style:num-format="1">
        <style:list-level-properties text:list-level-position-and-space-mode="label-alignment">
          <style:list-level-label-alignment text:label-followed-by="nothing" fo:text-indent="-0.847cm" fo:margin-left="2.54cm"/>
        </style:list-level-properties>
      </text:list-level-style-number>
      <text:list-level-style-number text:level="4" text:style-name="WW8Num3z1" style:num-prefix="(" style:num-suffix=")" style:num-format="1">
        <style:list-level-properties text:list-level-position-and-space-mode="label-alignment" fo:text-align="end">
          <style:list-level-label-alignment text:label-followed-by="nothing" fo:text-indent="-0.847cm" fo:margin-left="3.387cm"/>
        </style:list-level-properties>
      </text:list-level-style-number>
      <text:list-level-style-number text:level="5" text:style-name="WW8Num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4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4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4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5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5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5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6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6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6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7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7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7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8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8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8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9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9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9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10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0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0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11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1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1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壹, 貳, 參, ...">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2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2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nothing" fo:text-indent="-0.847cm" fo:margin-left="0.847cm"/>
        </style:list-level-properties>
      </text:list-level-style-number>
      <text:list-level-style-number text:level="2" text:style-name="WW8Num13z1"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WW8Num13z4"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WW8Num13z7"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75cm" fo:margin-left="1.905cm" fo:margin-right="1.905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cm" fo:margin-top="0.691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fwu0408</meta:initial-creator>
    <meta:creation-date>2014-12-18T10:43:00</meta:creation-date>
    <dc:creator>蘇慧倚</dc:creator>
    <dc:date>2015-03-10T10:09:00</dc:date>
    <meta:print-date>2014-12-30T16:12:00</meta:print-date>
    <meta:editing-cycles>122</meta:editing-cycles>
    <meta:editing-duration>PT10H58M</meta:editing-duration>
    <meta:document-statistic meta:table-count="1" meta:image-count="0" meta:object-count="0" meta:page-count="7" meta:paragraph-count="178" meta:word-count="6235" meta:character-count="6546" meta:non-whitespace-character-count="6545"/>
    <meta:generator>LibreOffice/5.0.3.2$Windows_x86 LibreOffice_project/e5f16313668ac592c1bfb310f4390624e3dbfb75</meta:generator>
  </office:meta>
</office:document-meta>
</file>